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extExtractor.extractText( InputStream stream , String type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MLTextExtractor.HTML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